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officeooo:rsid="000f57ad" officeooo:paragraph-rsid="000f57ad" style:font-size-asian="14pt" style:font-size-complex="14pt"/>
    </style:style>
    <style:style style:name="P2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officeooo:rsid="0011a899" officeooo:paragraph-rsid="0011a899" style:font-size-asian="14pt" style:font-size-complex="14pt"/>
    </style:style>
    <style:style style:name="P3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officeooo:rsid="001707f4" officeooo:paragraph-rsid="001707f4" style:font-size-asian="14pt" style:font-size-complex="14pt"/>
    </style:style>
    <style:style style:name="P4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officeooo:rsid="0017dda6" officeooo:paragraph-rsid="0017dda6" style:font-size-asian="14pt" style:font-size-complex="14pt"/>
    </style:style>
    <style:style style:name="P5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fo:font-weight="bold" officeooo:rsid="0011a899" officeooo:paragraph-rsid="0011a899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margin-top="0.801cm" fo:margin-bottom="0.199cm" loext:contextual-spacing="false" fo:line-height="100%" fo:text-indent="0.499cm" style:auto-text-indent="false"/>
      <style:text-properties style:font-name="Open Sans" fo:font-size="14pt" fo:font-weight="bold" officeooo:rsid="0011a899" officeooo:paragraph-rsid="0011a899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margin-top="0.199cm" fo:margin-bottom="0.801cm" loext:contextual-spacing="false" fo:line-height="100%" fo:text-align="center" style:justify-single-word="false" fo:text-indent="0.499cm" style:auto-text-indent="false"/>
      <style:text-properties style:font-name="Open Sans" fo:font-size="22pt" fo:font-weight="bold" officeooo:rsid="00138ee2" officeooo:paragraph-rsid="00138ee2" style:font-size-asian="22pt" style:font-weight-asian="bold" style:font-size-complex="22pt" style:font-weight-complex="bold"/>
    </style:style>
    <style:style style:name="P8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officeooo:rsid="0017dda6" officeooo:paragraph-rsid="0017dda6" style:font-size-asian="14pt" style:font-size-complex="14pt"/>
    </style:style>
    <style:style style:name="P9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officeooo:rsid="000f57ad" officeooo:paragraph-rsid="000f57ad" style:font-size-asian="14pt" style:font-size-complex="14pt"/>
    </style:style>
    <style:style style:name="P10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officeooo:rsid="000f57ad" officeooo:paragraph-rsid="0018952a" style:font-size-asian="14pt" style:font-size-complex="14pt"/>
    </style:style>
    <style:style style:name="P11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fo:font-weight="bold" officeooo:rsid="0011a899" officeooo:paragraph-rsid="0018952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fo:font-weight="bold" officeooo:rsid="001ac4d3" officeooo:paragraph-rsid="001ac4d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fo:font-weight="normal" officeooo:rsid="000f57ad" officeooo:paragraph-rsid="0018952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fo:font-weight="normal" officeooo:rsid="0018952a" officeooo:paragraph-rsid="0018952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margin-top="0.801cm" fo:margin-bottom="0.199cm" loext:contextual-spacing="false" fo:line-height="100%" fo:text-indent="0.499cm" style:auto-text-indent="false"/>
      <style:text-properties style:font-name="Open Sans" fo:font-size="14pt" fo:font-weight="bold" officeooo:rsid="0011a899" officeooo:paragraph-rsid="0017dda6" style:font-size-asian="14pt" style:font-weight-asian="bold" style:font-size-complex="14pt" style:font-weight-complex="bold"/>
    </style:style>
    <style:style style:name="T1" style:family="text">
      <style:text-properties officeooo:rsid="00148576"/>
    </style:style>
    <style:style style:name="T2" style:family="text">
      <style:text-properties officeooo:rsid="0011a899"/>
    </style:style>
    <style:style style:name="T3" style:family="text">
      <style:text-properties officeooo:rsid="00126a67"/>
    </style:style>
    <style:style style:name="T4" style:family="text">
      <style:text-properties officeooo:rsid="001707f4"/>
    </style:style>
    <style:style style:name="T5" style:family="text">
      <style:text-properties officeooo:rsid="001895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LAZIONE</text:p>
      <text:p text:style-name="P5">LA SCELTA</text:p>
      <text:p text:style-name="P1">La scelta di creare un sito web per un campeggio è avvenuta dopo l'esame di altre varie possibili alternative.</text:p>
      <text:p text:style-name="P10">Le motivazioni che <text:span text:style-name="T4">m</text:span>i ha<text:span text:style-name="T5">nno</text:span> portato a questa decisione sono:</text:p>
      <text:p text:style-name="P10"><text:span text:style-name="T5">1) </text:span>la conoscenza delle possibili notizie che un utente si aspetta quando consulta un sito di un campeggio</text:p>
      <text:p text:style-name="P10">2) <text:s/>la conoscenza delle possibili offerte e servizi che un campeggio può offrire.</text:p>
      <text:p text:style-name="P1">Il campeggio di cui <text:span text:style-name="T4">h</text:span>o creato il sito non esiste, come anche la collocazione geografica è di pura fantasia benché si possa inquadrare in un territorio ben definito sia morfologicamente che orograficamente che è la Riviera del Brenta. Il territorio è stato individuato per poter poi indicare dei servizi adeguati congrui <text:s/>alla località.</text:p>
      <text:p text:style-name="P11">UTENTI</text:p>
      <text:p text:style-name="P13">Gli <text:span text:style-name="T5">utenti che accederanno al sito sono alla ricerca di luogo per le trascorrere le ferie. In particolare persone che amano trascorrerle in campeggio perché hanno già vissuto tale esperienza o anche persone che si apprestano per la prima volta a vivere questa esperienza.</text:span></text:p>
      <text:p text:style-name="P14">Le fasce di età sono le più diverse e possono andare dai giovani agli anziani.</text:p>
      <text:p text:style-name="P14">Le tipologie possono essere single, coppie o famiglie.</text:p>
      <text:p text:style-name="P14">Vista la varietà della tipologia di utenti il linguaggio utilizzato deve essere semplice e comprensibile per cui si debbono usare le tecniche di accessibilità sia usabilità.</text:p>
      <text:p text:style-name="P6">LE CARATTERISTICHE</text:p>
      <text:p text:style-name="P2"><text:soft-page-break/>Il sito fa ampio uso delle divisioni (div) e dei blocchi flottanti (float) per renderlo gradevole alla vista.</text:p>
      <text:p text:style-name="P2">La barra di navigazione di sinistra non utilizza i menù a scomparsa per rendere il sito più facilmente accessibile.</text:p>
      <text:p text:style-name="P2">La barra di navigazione orizzontale a schede ha un <text:span text:style-name="T4">un</text:span> livello di sottomenù, in questo caso contestuali alla scheda visualizzata.</text:p>
      <text:p text:style-name="P2">Sono state preferite più schede, in alternativa alla profondità, che è stata resa minima, <text:span text:style-name="T4">perché l'utente non debba effettuare troppi “click” per trovare la quello che desidera. Questo è stato reso possibile anche visto la non massiccia presenza di informazioni.</text:span></text:p>
      <text:p text:style-name="P3">Il colore verde con 3 sfumature vuole richiamare l'immersione del campeggio nella natura.</text:p>
      <text:p text:style-name="P6">LO SVILUPPO</text:p>
      <text:p text:style-name="P2">Il lavoro è stato realizzato utilizzando su un pc con sistema operativo GNU-Linux (Debian Jes<text:span text:style-name="T3">s</text:span>ie) e “Fischer”, un software open-source, come editor.</text:p>
      <text:p text:style-name="P3">Per il trasferimento dei files è stato utilizzato sia Filezilla che il terminale.</text:p>
      <text:p text:style-name="P6">I TEST</text:p>
      <text:p text:style-name="P4">I test sono stati eseguiti su diversi Browers:</text:p>
      <text:p text:style-name="P4">Iceweasel (anche lo sviluppo), IE8, Opera, Chromiun, Midori, Dillo per quanto riguarda i pc Descktop con video 1024x768 mentre per i tablet è stato testato su Firefox e Chrome.</text:p>
      <text:p text:style-name="P4">Il comportamento è molto diverso a seconda del brower utilizzato.</text:p>
      <text:p text:style-name="P4">I più simili si sono rilevati con Iceweasel, Opera e Chromiun mentre l'output video per IE8, Midori <text:s/>e Dillo si sono rilevati molto diversi.</text:p>
      <text:p text:style-name="P4"><text:span text:style-name="T4">Il sito, oltre che in locale e sui server dell'Università, è stato caricato e </text:span><text:soft-page-break/><text:span text:style-name="T4">testato su xoom.it che offre un servizio di hosting gratuito (dalca.xoom.it/index,htm</text:span>l) .</text:p>
      <text:p text:style-name="P15">COMMENTI FINALI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485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-top="0.06pt solid #999999" fo:border-bottom="none" fo:border-left="none" fo:border-right="none" fo:padding="0.049cm" style:shadow="none" fo:background-color="transparent" draw:fill="none" draw:fill-color="#ffffff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ag. </text:span><text:span text:style-name="MT1"><text:page-number text:select-page="current">3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2:26:26.575068266</meta:creation-date>
    <dc:date>2015-10-05T06:16:47.988325816</dc:date>
    <meta:editing-duration>PT1H23M25S</meta:editing-duration>
    <meta:editing-cycles>8</meta:editing-cycles>
    <meta:generator>LibreOffice/5.0.2.2$Linux_X86_64 LibreOffice_project/00m0$Build-2</meta:generator>
    <meta:document-statistic meta:table-count="0" meta:image-count="0" meta:object-count="0" meta:page-count="3" meta:paragraph-count="29" meta:word-count="462" meta:character-count="2877" meta:non-whitespace-character-count="2439"/>
  </office:meta>
</office:document-meta>
</file>